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fo:font-size="14pt" fo:font-weight="bold" style:font-size-asian="14pt" style:font-weight-asian="bold"/>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font-size="9pt" style:font-size-asian="9pt"/>
    </style:style>
    <style:style style:name="P8" style:family="paragraph" style:parent-style-name="Standard">
      <style:paragraph-properties fo:line-height="150%" fo:text-align="center" style:justify-single-word="false"/>
      <style:text-properties fo:font-size="7pt" style:font-size-asian="7pt"/>
    </style:style>
    <style:style style:name="P9" style:family="paragraph" style:parent-style-name="Standard">
      <style:paragraph-properties fo:line-height="150%" fo:text-align="center" style:justify-single-word="false"/>
      <style:text-properties fo:font-weight="bold" style:font-weight-asian="bold" style:font-size-complex="14pt"/>
    </style:style>
    <style:style style:name="P10" style:family="paragraph" style:parent-style-name="Standard">
      <style:paragraph-properties fo:line-height="150%" fo:text-align="center" style:justify-single-word="false"/>
      <style:text-properties fo:font-weight="bold" style:font-weight-asian="bold" style:font-size-complex="12pt"/>
    </style:style>
    <style:style style:name="P11" style:family="paragraph" style:parent-style-name="Standard">
      <style:paragraph-properties fo:line-height="150%" fo:text-align="center" style:justify-single-word="false"/>
      <style:text-properties fo:font-size="8pt" style:font-size-asian="8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margin-left="8.001cm" fo:margin-right="0cm" fo:line-height="150%" fo:text-align="justify" style:justify-single-word="false" fo:text-indent="0cm" style:auto-text-indent="false"/>
    </style:style>
    <style:style style:name="P14" style:family="paragraph" style:parent-style-name="Standard">
      <style:paragraph-properties fo:margin-top="0.423cm" fo:margin-bottom="0.282cm" loext:contextual-spacing="false" fo:line-height="150%" fo:text-align="justify" style:justify-single-word="false"/>
    </style:style>
    <style:style style:name="P15" style:family="paragraph" style:parent-style-name="Standard">
      <style:paragraph-properties fo:margin-left="0.635cm" fo:margin-right="0cm" fo:margin-top="0.423cm" fo:margin-bottom="0.282cm" loext:contextual-spacing="false" fo:line-height="150%" fo:text-align="justify" style:justify-single-word="false" fo:text-indent="0cm" style:auto-text-indent="false"/>
    </style:style>
    <style:style style:name="P16" style:family="paragraph" style:parent-style-name="Bibliography">
      <style:paragraph-properties fo:line-height="150%" fo:text-align="justify" style:justify-single-word="false"/>
    </style:style>
    <style:style style:name="P17" style:family="paragraph" style:parent-style-name="Título_20_2TCC">
      <style:paragraph-properties fo:margin-left="0.75cm" fo:margin-right="0cm" fo:text-indent="-0.75cm" style:auto-text-indent="false"/>
    </style:style>
    <style:style style:name="P18" style:family="paragraph" style:parent-style-name="NormalTCC">
      <style:paragraph-properties fo:text-align="center" style:justify-single-word="false"/>
    </style:style>
    <style:style style:name="P19" style:family="paragraph" style:parent-style-name="Standard">
      <style:paragraph-properties fo:line-height="150%" fo:text-align="center" style:justify-single-word="false"/>
      <style:text-properties fo:font-size="14pt" fo:font-weight="bold" style:font-size-asian="14pt" style:font-weight-asian="bold"/>
    </style:style>
    <style:style style:name="P20" style:family="paragraph" style:parent-style-name="Standard">
      <style:paragraph-properties fo:line-height="150%" fo:text-align="center" style:justify-single-word="false"/>
      <style:text-properties fo:font-size="16pt" fo:font-weight="bold" officeooo:rsid="001e42fa" style:font-size-asian="16pt" style:font-weight-asian="bold"/>
    </style:style>
    <style:style style:name="P21" style:family="paragraph" style:parent-style-name="Standard">
      <style:paragraph-properties fo:line-height="150%" fo:text-align="center" style:justify-single-word="false"/>
      <style:text-properties fo:font-size="16pt" fo:font-weight="bold" officeooo:rsid="001e42fa" officeooo:paragraph-rsid="00212545" style:font-size-asian="16pt" style:font-weight-asian="bold"/>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style>
    <style:style style:name="P23" style:family="paragraph" style:parent-style-name="Standard">
      <style:paragraph-properties fo:line-height="150%" fo:text-align="center" style:justify-single-word="false" fo:break-before="page"/>
      <style:text-properties fo:font-size="16pt" fo:font-weight="bold" style:font-size-asian="16pt" style:font-weight-asian="bold" style:font-size-complex="12pt"/>
    </style:style>
    <style:style style:name="P24" style:family="paragraph" style:parent-style-name="Standard">
      <style:paragraph-properties fo:text-align="center" style:justify-single-word="false" fo:break-before="page"/>
      <style:text-properties fo:font-size="16pt" fo:language="en" fo:country="US" fo:font-weight="bold" style:font-size-asian="16pt" style:font-weight-asian="bold" style:font-size-complex="12pt"/>
    </style:style>
    <style:style style:name="P25" style:family="paragraph" style:parent-style-name="Standard">
      <style:paragraph-properties fo:margin-top="0.423cm" fo:margin-bottom="0.282cm" loext:contextual-spacing="false" fo:line-height="150%" fo:text-align="justify" style:justify-single-word="false"/>
      <style:text-properties style:font-size-complex="12pt"/>
    </style:style>
    <style:style style:name="P26" style:family="paragraph" style:parent-style-name="List_20_Paragraph" style:list-style-name="WWNum19">
      <style:paragraph-properties fo:margin-top="0.423cm" fo:margin-bottom="0.282cm" loext:contextual-spacing="false" fo:line-height="150%" fo:text-align="justify" style:justify-single-word="false"/>
    </style:style>
    <style:style style:name="P27" style:family="paragraph" style:parent-style-name="List_20_Paragraph" style:list-style-name="WWNum18">
      <style:paragraph-properties fo:margin-top="0.423cm" fo:margin-bottom="0.282cm" loext:contextual-spacing="false" fo:line-height="150%" fo:text-align="justify" style:justify-single-word="false"/>
    </style:style>
    <style:style style:name="P28" style:family="paragraph" style:parent-style-name="List_20_Paragraph" style:list-style-name="WWNum31">
      <style:paragraph-properties fo:margin-top="0.423cm" fo:margin-bottom="0.282cm" loext:contextual-spacing="false" fo:line-height="150%" fo:text-align="justify" style:justify-single-word="false"/>
      <style:text-properties style:font-size-complex="12pt"/>
    </style:style>
    <style:style style:name="P29" style:family="paragraph" style:parent-style-name="Bibliography">
      <style:text-properties fo:font-weight="bold" style:font-weight-asian="bold" style:font-size-complex="12pt" style:font-weight-complex="bold"/>
    </style:style>
    <style:style style:name="P30" style:family="paragraph" style:parent-style-name="Título_20_1TCC" style:list-style-name="WWNum3"/>
    <style:style style:name="P31" style:family="paragraph" style:parent-style-name="Título_20_1TCC" style:list-style-name="WWNum3">
      <style:paragraph-properties fo:margin-left="0.751cm" fo:margin-right="0cm" fo:text-indent="-0.751cm" style:auto-text-indent="false"/>
    </style:style>
    <style:style style:name="P32" style:family="paragraph" style:parent-style-name="Título_20_1TCC" style:list-style-name="WWNum3">
      <style:paragraph-properties fo:break-before="page"/>
    </style:style>
    <style:style style:name="P33" style:family="paragraph" style:parent-style-name="Título_20_2TCC" style:list-style-name="WWNum3">
      <style:paragraph-properties fo:margin-left="0.75cm" fo:margin-right="0cm" fo:text-indent="-0.75cm" style:auto-text-indent="false"/>
    </style:style>
    <style:style style:name="P34" style:family="paragraph" style:parent-style-name="Título_20_2TCC" style:list-style-name="WWNum3">
      <style:paragraph-properties fo:margin-left="0.75cm" fo:margin-right="0cm" fo:text-indent="-0.75cm" style:auto-text-indent="false"/>
      <style:text-properties fo:font-variant="normal" fo:text-transform="none"/>
    </style:style>
    <style:style style:name="P35" style:family="paragraph" style:parent-style-name="Título_20_3TCC" style:list-style-name="WWNum3">
      <style:paragraph-properties fo:margin-left="0.75cm" fo:margin-right="0cm" fo:text-indent="-0.75cm" style:auto-text-indent="false"/>
    </style:style>
    <style:style style:name="P36" style:family="paragraph" style:parent-style-name="Título_20_3TCC" style:list-style-name="WWNum3">
      <style:paragraph-properties fo:margin-left="0.75cm" fo:margin-right="0cm" fo:text-indent="-0.75cm" style:auto-text-indent="false"/>
      <style:text-properties fo:font-variant="normal" fo:text-transform="none"/>
    </style:style>
    <style:style style:name="P37" style:family="paragraph" style:parent-style-name="NormalTCC" style:master-page-name="Standard">
      <style:paragraph-properties fo:text-align="center" style:justify-single-word="false" style:page-number="auto"/>
    </style:style>
    <style:style style:name="P38" style:family="paragraph" style:parent-style-name="NormalTCC">
      <style:text-properties fo:language="en" fo:country="none"/>
    </style:style>
    <style:style style:name="P39" style:family="paragraph" style:parent-style-name="NormalTCC">
      <style:text-properties fo:language="en" fo:country="US"/>
    </style:style>
    <style:style style:name="P40" style:family="paragraph" style:parent-style-name="NormalTCC" style:list-style-name="WWNum30">
      <style:text-properties fo:language="en" fo:country="US"/>
    </style:style>
    <style:style style:name="P41" style:family="paragraph" style:parent-style-name="NormalTCC" style:list-style-name="WWNum16"/>
    <style:style style:name="P42" style:family="paragraph" style:parent-style-name="NormalTCC">
      <style:text-properties style:language-asian="pt" style:country-asian="BR"/>
    </style:style>
    <style:style style:name="P43" style:family="paragraph" style:parent-style-name="NormalTCC" style:list-style-name="WWNum30"/>
    <style:style style:name="P44" style:family="paragraph" style:parent-style-name="NormalTCC" style:list-style-name="WWNum17"/>
    <style:style style:name="P45" style:family="paragraph" style:parent-style-name="NormalTCC" style:list-style-name="WWNum15"/>
    <style:style style:name="P46" style:family="paragraph" style:parent-style-name="NormalTCC">
      <style:text-properties officeooo:paragraph-rsid="002230e0"/>
    </style:style>
    <style:style style:name="P47" style:family="paragraph" style:parent-style-name="NormalTCC">
      <style:paragraph-properties fo:text-align="center" style:justify-single-word="false" fo:break-before="page"/>
      <style:text-properties fo:font-size="16pt" fo:font-weight="bold" style:font-size-asian="16pt" style:font-weight-asian="bold" style:font-size-complex="12pt"/>
    </style:style>
    <style:style style:name="P48" style:family="paragraph" style:parent-style-name="sumarioTCC">
      <style:paragraph-properties fo:text-align="center" style:justify-single-word="false" fo:break-before="page"/>
      <style:text-properti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1pt"/>
    </style:style>
    <style:style style:name="T7" style:family="text">
      <style:text-properties text:display="true"/>
    </style:style>
    <style:style style:name="T8" style:family="text">
      <style:text-properties style:language-asian="pt" style:country-asian="BR"/>
    </style:style>
    <style:style style:name="T9" style:family="text">
      <style:text-properties style:font-size-complex="12pt"/>
    </style:style>
    <style:style style:name="T10" style:family="text">
      <style:text-properties fo:text-transform="uppercase" style:font-size-complex="12pt"/>
    </style:style>
    <style:style style:name="T11" style:family="text">
      <style:text-properties officeooo:rsid="001e42fa"/>
    </style:style>
    <style:style style:name="T12" style:family="text">
      <style:text-properties officeooo:rsid="001fd076"/>
    </style:style>
    <style:style style:name="T13" style:family="text">
      <style:text-properties officeooo:rsid="00212545"/>
    </style:style>
    <style:style style:name="T14" style:family="text">
      <style:text-properties officeooo:rsid="002230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UNIVERSIDADE FEDERAL RURAL DE PERNAMBUCO UNIDADE ACADÊMICA DE EDUCAÇÃO A DISTÂNCIA E TECNOLOGIA BACHARELADO EM SISTEMAS DE INFORMAÇÃO<text:line-break/>BACHARELADO EM SISTEMAS DE INFORMAÇÃO</text:p>
      <text:p text:style-name="P4"/>
      <text:p text:style-name="P4"/>
      <text:p text:style-name="P4"/>
      <text:p text:style-name="P4"/>
      <text:p text:style-name="P5">ALEXSANDRO MATIAS DE ALMEIDA</text:p>
      <text:p text:style-name="P5"/>
      <text:p text:style-name="P5"/>
      <text:p text:style-name="P5"/>
      <text:p text:style-name="P21"><text:bookmark text:name="_Hlk43047330"/>MEDIÇÃO DO GANHO DE DESEMPENHO APÓS OTIMIZAÇÕES NO BANCO DE DADOS MYSQL </text:p>
      <text:p text:style-name="P4"/>
      <text:p text:style-name="P7"/>
      <text:p text:style-name="P7"/>
      <text:p text:style-name="P7"/>
      <text:p text:style-name="P7"/>
      <text:p text:style-name="P7"/>
      <text:p text:style-name="P7"/>
      <text:p text:style-name="P8"/>
      <text:p text:style-name="P8"/>
      <text:p text:style-name="P8"/>
      <text:p text:style-name="P4">PALMARES, 2020</text:p>
      <text:p text:style-name="P22">ALEXSANDRO MATIAS DE ALMEIDA</text:p>
      <text:p text:style-name="P6"/>
      <text:p text:style-name="P6"/>
      <text:p text:style-name="P9"/>
      <text:p text:style-name="P9"/>
      <text:p text:style-name="P9"/>
      <text:p text:style-name="P9"/>
      <text:p text:style-name="P9"/>
      <text:p text:style-name="P9"/>
      <text:p text:style-name="P10"/>
      <text:p text:style-name="P20">MEDIÇÃO DO GANHO DE DESEMPENHO APÓS OTIMIZAÇÕES NO BANCO DE DADOS MYSQL </text:p>
      <text:p text:style-name="P4"/>
      <text:p text:style-name="P13">Trabalho de Conclusão de Curso apresentado à Coordenação do Curso de Bacharelado em Sistemas de informação, pelo o aluno ALEXSANDRO MATIAS DE ALMEIDA, sob orientação d<text:span text:style-name="T11">a</text:span> professor<text:span text:style-name="T11">a Dra. Juliana </text:span><text:s/>da Trindade Juliana Regueira Basto Diniz, para conclusão do Curso de Sistemas de Informação.</text:p>
      <text:p text:style-name="P11"/>
      <text:p text:style-name="P11"/>
      <text:p text:style-name="P11"/>
      <text:p text:style-name="P11"/>
      <text:p text:style-name="P11"/>
      <text:p text:style-name="P18">PALMARES, 2020</text:p>
      <text:p text:style-name="P23">AGRADECIMENTOS</text:p>
      <text:p text:style-name="NormalTCC">Agradeço, primeiramente, a Deus pela oportunidade dessa formação e por ter me dado saúde e força para superar as dificuldades.</text:p>
      <text:p text:style-name="NormalTCC">A minha família por todo amor, paciência, incentivo e apoio incondicional que me deram durante a minha jornada no curso.</text:p>
      <text:p text:style-name="NormalTCC">E a todos que direta ou indiretamente fizeram parte da minha formação, o meu muito obrigado.</text:p>
      <text:p text:style-name="NormalTCC"/>
      <text:p text:style-name="P23">RESUMO</text:p>
      <text:p text:style-name="P46">O presente estudo analisa o <text:span text:style-name="T11">quanto de </text:span>desempenho <text:span text:style-name="T11">é ganho quando realizados diversos ajustes de configuração no Banco de Dados MySQL, processo chamado de tuning. Para realização deste teste de performance será um modelo internacional já utilizado para </text:span>benchmark <text:span text:style-name="T13">chamado </text:span>TPC-H que serve na medição de carga de trabalho que auxilia de suporte à decisão. <text:span text:style-name="T14">Para isso serão criadas duas bases dados: A primeira apenas seguindo o modelo de criação e população das tabelas indicado pelo TPC-H. Já no segundo serão realizadas as configurações possíveis para as consultas ao banco sejam o mais performáticas possíveis. A partir dos dados coletados, serão descritos os valores ganhos percentuais nas consultas a essa base de dados otimizada.</text:span></text:p>
      <text:p text:style-name="NormalTCC"/>
      <text:p text:style-name="NormalTCC"><text:span text:style-name="T1">Palavras-Chave:</text:span> <text:span text:style-name="T13">MySQL</text:span>, Desempenho, TPC-H.</text:p>
      <text:p text:style-name="P24">ABSTRACT</text:p>
      <text:p text:style-name="P38">The present study analyzes how much performance is gained when several configuration adjustments are made in the MySQL Database, a process called tuning. To perform the test it will be an international model already used for benchmark called TPC-H that serves in the measurement of workload that helps to support the decision. In this test, two databases will be created: The first just following the creation model and population of the tables indicated by TPC-H. In the second, the possible configurations for queries to the bank will be carried out as efficiently as possible. Based on the data collected, the percentage gains in the queries to this optimized database will be described.</text:p>
      <text:p text:style-name="NormalTCC"><text:span text:style-name="T1">Keywords:</text:span> Relacional Databases, Performance.</text:p>
      <text:p text:style-name="Standard"/>
      <text:p text:style-name="P47">LISTA DE SIGLAS</text:p>
      <text:p text:style-name="P39">TPC-H – Transaction Processing Performance Council</text:p>
      <text:p text:style-name="NormalTCC">ACID – Atomicidade, Consistência, Isolamento e Durabilidade.</text:p>
      <text:p text:style-name="NormalTCC">BD – Banco de Dados.</text:p>
      <text:p text:style-name="NormalTCC">DDL - Data Definition Language.</text:p>
      <text:p text:style-name="NormalTCC">DML - Data Manipulation Language.</text:p>
      <text:p text:style-name="NormalTCC">SGBD – Sistema de Gerenciamento de Banco de Dados.</text:p>
      <text:p text:style-name="NormalTCC">SGBDR – Sistema de Gerenciamento de Banco de Dados Relacional. </text:p>
      <text:p text:style-name="NormalTCC">SQL – Structured Query Language. </text:p>
      <text:p text:style-name="NormalTCC">MER – Modelo Entidade Relacionamento</text:p>
      <text:p text:style-name="Standard"/>
      <text:table-of-content text:style-name="Sect1" text:protected="true" text:name="Table of Contents1">
        <text:table-of-content-source text:outline-level="3" text:use-index-marks="false">
          <text:index-title-template text:style-name="Contents_20_Heading">Sumário</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8">Sumário</text:p>
          </text:index-title>
          <text:p text:style-name="Contents_20_1"><text:a xlink:type="simple" xlink:href="#_Toc45006124" text:style-name="Index_20_Link" text:visited-style-name="Index_20_Link">1.</text:a><text:a xlink:type="simple" xlink:href="#_Toc45006124" text:style-name="Index_20_Link" text:visited-style-name="Index_20_Link"><text:span text:style-name="T6"><text:tab/></text:span></text:a><text:a xlink:type="simple" xlink:href="#_Toc45006124" text:style-name="Index_20_Link" text:visited-style-name="Index_20_Link">INTRODUÇÃO</text:a><text:a xlink:type="simple" xlink:href="#_Toc45006124" text:style-name="Index_20_Link" text:visited-style-name="Index_20_Link"><text:span text:style-name="T7"><text:tab/>8</text:span></text:a></text:p>
          <text:p text:style-name="Contents_20_2"><text:a xlink:type="simple" xlink:href="#_Toc45006125" text:style-name="Index_20_Link" text:visited-style-name="Index_20_Link">1.1 OBJETIVOS</text:a><text:a xlink:type="simple" xlink:href="#_Toc45006125" text:style-name="Index_20_Link" text:visited-style-name="Index_20_Link"><text:span text:style-name="T7"><text:tab/>8</text:span></text:a></text:p>
          <text:p text:style-name="Contents_20_2"><text:a xlink:type="simple" xlink:href="#_Toc45006126" text:style-name="Index_20_Link" text:visited-style-name="Index_20_Link">1.1.1</text:a><text:a xlink:type="simple" xlink:href="#_Toc45006126" text:style-name="Index_20_Link" text:visited-style-name="Index_20_Link"><text:span text:style-name="T5"><text:tab/></text:span></text:a><text:a xlink:type="simple" xlink:href="#_Toc45006126" text:style-name="Index_20_Link" text:visited-style-name="Index_20_Link">OBJETIVO GERAL</text:a><text:a xlink:type="simple" xlink:href="#_Toc45006126" text:style-name="Index_20_Link" text:visited-style-name="Index_20_Link"><text:span text:style-name="T7"><text:tab/>8</text:span></text:a></text:p>
          <text:p text:style-name="Contents_20_2"><text:a xlink:type="simple" xlink:href="#_Toc45006127" text:style-name="Index_20_Link" text:visited-style-name="Index_20_Link">1.1.2</text:a><text:a xlink:type="simple" xlink:href="#_Toc45006127" text:style-name="Index_20_Link" text:visited-style-name="Index_20_Link"><text:span text:style-name="T5"><text:tab/></text:span></text:a><text:a xlink:type="simple" xlink:href="#_Toc45006127" text:style-name="Index_20_Link" text:visited-style-name="Index_20_Link">OBJETIVOS ESPECÍFICOS</text:a><text:a xlink:type="simple" xlink:href="#_Toc45006127" text:style-name="Index_20_Link" text:visited-style-name="Index_20_Link"><text:span text:style-name="T7"><text:tab/>8</text:span></text:a></text:p>
          <text:p text:style-name="Contents_20_2"><text:a xlink:type="simple" xlink:href="#_Toc45006128" text:style-name="Index_20_Link" text:visited-style-name="Index_20_Link">1.2</text:a><text:a xlink:type="simple" xlink:href="#_Toc45006128" text:style-name="Index_20_Link" text:visited-style-name="Index_20_Link"><text:span text:style-name="T5"><text:tab/></text:span></text:a><text:a xlink:type="simple" xlink:href="#_Toc45006128" text:style-name="Index_20_Link" text:visited-style-name="Index_20_Link">JUSTIFICATIVA</text:a><text:a xlink:type="simple" xlink:href="#_Toc45006128" text:style-name="Index_20_Link" text:visited-style-name="Index_20_Link"><text:span text:style-name="T7"><text:tab/>9</text:span></text:a></text:p>
          <text:p text:style-name="Contents_20_1"><text:a xlink:type="simple" xlink:href="#_Toc45006129" text:style-name="Index_20_Link" text:visited-style-name="Index_20_Link">2.</text:a><text:a xlink:type="simple" xlink:href="#_Toc45006129" text:style-name="Index_20_Link" text:visited-style-name="Index_20_Link"><text:span text:style-name="T6"><text:tab/></text:span></text:a><text:a xlink:type="simple" xlink:href="#_Toc45006129" text:style-name="Index_20_Link" text:visited-style-name="Index_20_Link">FUNDAMENTAÇÃO TEÓRICA</text:a><text:a xlink:type="simple" xlink:href="#_Toc45006129" text:style-name="Index_20_Link" text:visited-style-name="Index_20_Link"><text:span text:style-name="T7"><text:tab/>9</text:span></text:a></text:p>
          <text:p text:style-name="Contents_20_2"><text:a xlink:type="simple" xlink:href="#_Toc45006130" text:style-name="Index_20_Link" text:visited-style-name="Index_20_Link">2.1</text:a><text:a xlink:type="simple" xlink:href="#_Toc45006130" text:style-name="Index_20_Link" text:visited-style-name="Index_20_Link"><text:span text:style-name="T5"><text:tab/></text:span></text:a><text:a xlink:type="simple" xlink:href="#_Toc45006130" text:style-name="Index_20_Link" text:visited-style-name="Index_20_Link">SISTEMA DE GERENCIAMENTO DE BANCO DE DADOS</text:a><text:a xlink:type="simple" xlink:href="#_Toc45006130" text:style-name="Index_20_Link" text:visited-style-name="Index_20_Link"><text:span text:style-name="T7"><text:tab/>10</text:span></text:a></text:p>
          <text:p text:style-name="Contents_20_2"><text:a xlink:type="simple" xlink:href="#_Toc45006131" text:style-name="Index_20_Link" text:visited-style-name="Index_20_Link">2.1.1</text:a><text:a xlink:type="simple" xlink:href="#_Toc45006131" text:style-name="Index_20_Link" text:visited-style-name="Index_20_Link"><text:span text:style-name="T5"><text:tab/></text:span></text:a><text:a xlink:type="simple" xlink:href="#_Toc45006131" text:style-name="Index_20_Link" text:visited-style-name="Index_20_Link">BANCO DE DADOS MYSQL</text:a><text:a xlink:type="simple" xlink:href="#_Toc45006131" text:style-name="Index_20_Link" text:visited-style-name="Index_20_Link"><text:span text:style-name="T7"><text:tab/>10</text:span></text:a></text:p>
          <text:p text:style-name="Contents_20_2"><text:a xlink:type="simple" xlink:href="#_Toc45006132" text:style-name="Index_20_Link" text:visited-style-name="Index_20_Link">2.1.2</text:a><text:a xlink:type="simple" xlink:href="#_Toc45006132" text:style-name="Index_20_Link" text:visited-style-name="Index_20_Link"><text:span text:style-name="T5"><text:tab/></text:span></text:a><text:a xlink:type="simple" xlink:href="#_Toc45006132" text:style-name="Index_20_Link" text:visited-style-name="Index_20_Link">BANCO DE DADOS POSGRESQL</text:a><text:a xlink:type="simple" xlink:href="#_Toc45006132" text:style-name="Index_20_Link" text:visited-style-name="Index_20_Link"><text:span text:style-name="T7"><text:tab/>11</text:span></text:a></text:p>
          <text:p text:style-name="Contents_20_2"><text:a xlink:type="simple" xlink:href="#_Toc45006133" text:style-name="Index_20_Link" text:visited-style-name="Index_20_Link">2.2</text:a><text:a xlink:type="simple" xlink:href="#_Toc45006133" text:style-name="Index_20_Link" text:visited-style-name="Index_20_Link"><text:span text:style-name="T5"><text:tab/></text:span></text:a><text:a xlink:type="simple" xlink:href="#_Toc45006133" text:style-name="Index_20_Link" text:visited-style-name="Index_20_Link">COMANDOS SQL</text:a><text:a xlink:type="simple" xlink:href="#_Toc45006133" text:style-name="Index_20_Link" text:visited-style-name="Index_20_Link"><text:span text:style-name="T7"><text:tab/>11</text:span></text:a></text:p>
          <text:p text:style-name="Contents_20_2"><text:a xlink:type="simple" xlink:href="#_Toc45006134" text:style-name="Index_20_Link" text:visited-style-name="Index_20_Link">2.2.1</text:a><text:a xlink:type="simple" xlink:href="#_Toc45006134" text:style-name="Index_20_Link" text:visited-style-name="Index_20_Link"><text:span text:style-name="T5"><text:tab/></text:span></text:a><text:a xlink:type="simple" xlink:href="#_Toc45006134" text:style-name="Index_20_Link" text:visited-style-name="Index_20_Link">DDL DATA DEFINITION LANGUAGE</text:a><text:a xlink:type="simple" xlink:href="#_Toc45006134" text:style-name="Index_20_Link" text:visited-style-name="Index_20_Link"><text:span text:style-name="T7"><text:tab/>12</text:span></text:a></text:p>
          <text:p text:style-name="Contents_20_2"><text:a xlink:type="simple" xlink:href="#_Toc45006135" text:style-name="Index_20_Link" text:visited-style-name="Index_20_Link">2.2.2</text:a><text:a xlink:type="simple" xlink:href="#_Toc45006135" text:style-name="Index_20_Link" text:visited-style-name="Index_20_Link"><text:span text:style-name="T5"><text:tab/></text:span></text:a><text:a xlink:type="simple" xlink:href="#_Toc45006135" text:style-name="Index_20_Link" text:visited-style-name="Index_20_Link">DML DATA MANIPULATION LANGUAGE</text:a><text:a xlink:type="simple" xlink:href="#_Toc45006135" text:style-name="Index_20_Link" text:visited-style-name="Index_20_Link"><text:span text:style-name="T7"><text:tab/>12</text:span></text:a></text:p>
          <text:p text:style-name="Contents_20_2"><text:a xlink:type="simple" xlink:href="#_Toc45006136" text:style-name="Index_20_Link" text:visited-style-name="Index_20_Link">2.2.3</text:a><text:a xlink:type="simple" xlink:href="#_Toc45006136" text:style-name="Index_20_Link" text:visited-style-name="Index_20_Link"><text:span text:style-name="T5"><text:tab/></text:span></text:a><text:a xlink:type="simple" xlink:href="#_Toc45006136" text:style-name="Index_20_Link" text:visited-style-name="Index_20_Link">DCL DATA CONTROL LANGUAGE</text:a><text:a xlink:type="simple" xlink:href="#_Toc45006136" text:style-name="Index_20_Link" text:visited-style-name="Index_20_Link"><text:span text:style-name="T7"><text:tab/>12</text:span></text:a></text:p>
          <text:p text:style-name="Contents_20_2"><text:a xlink:type="simple" xlink:href="#_Toc45006137" text:style-name="Index_20_Link" text:visited-style-name="Index_20_Link">2.3</text:a><text:a xlink:type="simple" xlink:href="#_Toc45006137" text:style-name="Index_20_Link" text:visited-style-name="Index_20_Link"><text:span text:style-name="T5"><text:tab/></text:span></text:a><text:a xlink:type="simple" xlink:href="#_Toc45006137" text:style-name="Index_20_Link" text:visited-style-name="Index_20_Link">CONTAINERS</text:a><text:a xlink:type="simple" xlink:href="#_Toc45006137" text:style-name="Index_20_Link" text:visited-style-name="Index_20_Link"><text:span text:style-name="T7"><text:tab/>12</text:span></text:a></text:p>
          <text:p text:style-name="Contents_20_2"><text:a xlink:type="simple" xlink:href="#_Toc45006138" text:style-name="Index_20_Link" text:visited-style-name="Index_20_Link">2.4</text:a><text:a xlink:type="simple" xlink:href="#_Toc45006138" text:style-name="Index_20_Link" text:visited-style-name="Index_20_Link"><text:span text:style-name="T5"><text:tab/></text:span></text:a><text:a xlink:type="simple" xlink:href="#_Toc45006138" text:style-name="Index_20_Link" text:visited-style-name="Index_20_Link">PERFORMANCE</text:a><text:a xlink:type="simple" xlink:href="#_Toc45006138" text:style-name="Index_20_Link" text:visited-style-name="Index_20_Link"><text:span text:style-name="T7"><text:tab/>13</text:span></text:a></text:p>
          <text:p text:style-name="Contents_20_2"><text:a xlink:type="simple" xlink:href="#_Toc45006139" text:style-name="Index_20_Link" text:visited-style-name="Index_20_Link">2.4.1</text:a><text:a xlink:type="simple" xlink:href="#_Toc45006139" text:style-name="Index_20_Link" text:visited-style-name="Index_20_Link"><text:span text:style-name="T5"><text:tab/></text:span></text:a><text:a xlink:type="simple" xlink:href="#_Toc45006139" text:style-name="Index_20_Link" text:visited-style-name="Index_20_Link">TESTE DE CARGA OU VOLUME</text:a><text:a xlink:type="simple" xlink:href="#_Toc45006139" text:style-name="Index_20_Link" text:visited-style-name="Index_20_Link"><text:span text:style-name="T7"><text:tab/>13</text:span></text:a></text:p>
          <text:p text:style-name="Contents_20_2"><text:a xlink:type="simple" xlink:href="#_Toc45006140" text:style-name="Index_20_Link" text:visited-style-name="Index_20_Link">2.4.2</text:a><text:a xlink:type="simple" xlink:href="#_Toc45006140" text:style-name="Index_20_Link" text:visited-style-name="Index_20_Link"><text:span text:style-name="T5"><text:tab/></text:span></text:a><text:a xlink:type="simple" xlink:href="#_Toc45006140" text:style-name="Index_20_Link" text:visited-style-name="Index_20_Link">TESTE DE CAPACIDADE</text:a><text:a xlink:type="simple" xlink:href="#_Toc45006140" text:style-name="Index_20_Link" text:visited-style-name="Index_20_Link"><text:span text:style-name="T7"><text:tab/>13</text:span></text:a></text:p>
          <text:p text:style-name="Contents_20_1"><text:a xlink:type="simple" xlink:href="#_Toc45006141" text:style-name="Index_20_Link" text:visited-style-name="Index_20_Link">3.</text:a><text:a xlink:type="simple" xlink:href="#_Toc45006141" text:style-name="Index_20_Link" text:visited-style-name="Index_20_Link"><text:span text:style-name="T6"><text:tab/></text:span></text:a><text:a xlink:type="simple" xlink:href="#_Toc45006141" text:style-name="Index_20_Link" text:visited-style-name="Index_20_Link">PROCEDIMENTOS METODOLÓGICOS</text:a><text:a xlink:type="simple" xlink:href="#_Toc45006141" text:style-name="Index_20_Link" text:visited-style-name="Index_20_Link"><text:span text:style-name="T7"><text:tab/>13</text:span></text:a></text:p>
          <text:p text:style-name="Contents_20_2"><text:a xlink:type="simple" xlink:href="#_Toc45006142" text:style-name="Index_20_Link" text:visited-style-name="Index_20_Link">3.1</text:a><text:a xlink:type="simple" xlink:href="#_Toc45006142" text:style-name="Index_20_Link" text:visited-style-name="Index_20_Link"><text:span text:style-name="T5"><text:tab/></text:span></text:a><text:a xlink:type="simple" xlink:href="#_Toc45006142" text:style-name="Index_20_Link" text:visited-style-name="Index_20_Link">METODOLOGIA</text:a><text:a xlink:type="simple" xlink:href="#_Toc45006142" text:style-name="Index_20_Link" text:visited-style-name="Index_20_Link"><text:span text:style-name="T7"><text:tab/>13</text:span></text:a></text:p>
          <text:p text:style-name="Contents_20_2"><text:a xlink:type="simple" xlink:href="#_Toc45006143" text:style-name="Index_20_Link" text:visited-style-name="Index_20_Link">3.2</text:a><text:a xlink:type="simple" xlink:href="#_Toc45006143" text:style-name="Index_20_Link" text:visited-style-name="Index_20_Link"><text:span text:style-name="T5"><text:tab/></text:span></text:a><text:a xlink:type="simple" xlink:href="#_Toc45006143" text:style-name="Index_20_Link" text:visited-style-name="Index_20_Link">TIPO DE PESQUISA</text:a><text:a xlink:type="simple" xlink:href="#_Toc45006143" text:style-name="Index_20_Link" text:visited-style-name="Index_20_Link"><text:span text:style-name="T7"><text:tab/>14</text:span></text:a></text:p>
          <text:p text:style-name="Contents_20_2"><text:a xlink:type="simple" xlink:href="#_Toc45006144" text:style-name="Index_20_Link" text:visited-style-name="Index_20_Link">3.3</text:a><text:a xlink:type="simple" xlink:href="#_Toc45006144" text:style-name="Index_20_Link" text:visited-style-name="Index_20_Link"><text:span text:style-name="T5"><text:tab/></text:span></text:a><text:a xlink:type="simple" xlink:href="#_Toc45006144" text:style-name="Index_20_Link" text:visited-style-name="Index_20_Link">AMOSTRA E UNIVERSO</text:a><text:a xlink:type="simple" xlink:href="#_Toc45006144" text:style-name="Index_20_Link" text:visited-style-name="Index_20_Link"><text:span text:style-name="T7"><text:tab/>14</text:span></text:a></text:p>
          <text:p text:style-name="Contents_20_2"><text:a xlink:type="simple" xlink:href="#_Toc45006145" text:style-name="Index_20_Link" text:visited-style-name="Index_20_Link">3.4</text:a><text:a xlink:type="simple" xlink:href="#_Toc45006145" text:style-name="Index_20_Link" text:visited-style-name="Index_20_Link"><text:span text:style-name="T5"><text:tab/></text:span></text:a><text:a xlink:type="simple" xlink:href="#_Toc45006145" text:style-name="Index_20_Link" text:visited-style-name="Index_20_Link">COLETA DOS DADOS</text:a><text:a xlink:type="simple" xlink:href="#_Toc45006145" text:style-name="Index_20_Link" text:visited-style-name="Index_20_Link"><text:span text:style-name="T7"><text:tab/>14</text:span></text:a></text:p>
          <text:p text:style-name="Contents_20_2"><text:a xlink:type="simple" xlink:href="#_Toc45006146" text:style-name="Index_20_Link" text:visited-style-name="Index_20_Link">3.5</text:a><text:a xlink:type="simple" xlink:href="#_Toc45006146" text:style-name="Index_20_Link" text:visited-style-name="Index_20_Link"><text:span text:style-name="T5"><text:tab/></text:span></text:a><text:a xlink:type="simple" xlink:href="#_Toc45006146" text:style-name="Index_20_Link" text:visited-style-name="Index_20_Link">HARDWARE UTILIZADO</text:a><text:a xlink:type="simple" xlink:href="#_Toc45006146" text:style-name="Index_20_Link" text:visited-style-name="Index_20_Link"><text:span text:style-name="T7"><text:tab/>14</text:span></text:a></text:p>
          <text:p text:style-name="Contents_20_1"><text:a xlink:type="simple" xlink:href="#_Toc45006147" text:style-name="Index_20_Link" text:visited-style-name="Index_20_Link">4.</text:a><text:a xlink:type="simple" xlink:href="#_Toc45006147" text:style-name="Index_20_Link" text:visited-style-name="Index_20_Link"><text:span text:style-name="T6"><text:tab/></text:span></text:a><text:a xlink:type="simple" xlink:href="#_Toc45006147" text:style-name="Index_20_Link" text:visited-style-name="Index_20_Link">ANÁLISE DOS DADOS DA PESQUISA</text:a><text:a xlink:type="simple" xlink:href="#_Toc45006147" text:style-name="Index_20_Link" text:visited-style-name="Index_20_Link"><text:span text:style-name="T7"><text:tab/>15</text:span></text:a></text:p>
          <text:p text:style-name="Contents_20_1"><text:a xlink:type="simple" xlink:href="#_Toc45006148" text:style-name="Index_20_Link" text:visited-style-name="Index_20_Link">5.</text:a><text:a xlink:type="simple" xlink:href="#_Toc45006148" text:style-name="Index_20_Link" text:visited-style-name="Index_20_Link"><text:span text:style-name="T6"><text:tab/></text:span></text:a><text:a xlink:type="simple" xlink:href="#_Toc45006148" text:style-name="Index_20_Link" text:visited-style-name="Index_20_Link">CONSIDERAÇÕES FINAIS</text:a><text:a xlink:type="simple" xlink:href="#_Toc45006148" text:style-name="Index_20_Link" text:visited-style-name="Index_20_Link"><text:span text:style-name="T7"><text:tab/>15</text:span></text:a></text:p>
          <text:p text:style-name="Contents_20_1"><text:soft-page-break/><text:a xlink:type="simple" xlink:href="#_Toc45006149" text:style-name="Index_20_Link" text:visited-style-name="Index_20_Link">6.</text:a><text:a xlink:type="simple" xlink:href="#_Toc45006149" text:style-name="Index_20_Link" text:visited-style-name="Index_20_Link"><text:span text:style-name="T6"><text:tab/></text:span></text:a><text:a xlink:type="simple" xlink:href="#_Toc45006149" text:style-name="Index_20_Link" text:visited-style-name="Index_20_Link">REFERÊNCIAS</text:a><text:a xlink:type="simple" xlink:href="#_Toc45006149" text:style-name="Index_20_Link" text:visited-style-name="Index_20_Link"><text:span text:style-name="T7"><text:tab/>16</text:span></text:a></text:p>
        </text:index-body>
      </text:table-of-content>
      <text:section text:style-name="Sect1" text:name="Section1">
        <text:list xml:id="list2925138457" text:style-name="WWNum3">
          <text:list-item>
            <text:p text:style-name="P31"><text:bookmark-start text:name="_Toc45006124"/>INTRODUÇÃO<text:bookmark-end text:name="_Toc45006124"/> </text:p>
          </text:list-item>
        </text:list>
        <text:p text:style-name="NormalTCC">A concepção dos bancos de dados relacionais é indispensável em sistemas de informação para aplicações no campo empresarial. Isso se torna visível quando cinco dos bancos dados mais utilizados no mercado nos últimos cinco anos, quatro deles são relacionais. Estes são representados em ordem crescente em Oracle, MySQL, Microsoft SQL Server, PostgreSQL e MongoDB <text:bibliography-mark text:identifier="CITATION DBE20 \l 1046 " text:bibliography-type="article" text:title="(DB-Engines, 2020)">[CITATION DBE20 \l 1046 ]</text:bibliography-mark>. Para este estudo será adotado Sistemas de Gerenciamento de Banco de Dados (SGBD) gratuitos, uma vez que existe a Cláusula DeWittde que proíbe pesquisadores e cientistas divulgarem explicitamente os nomes de seus sistemas em trabalhos acadêmicos <text:bibliography-mark text:identifier=" CITATION Bri03 \l 1046 " text:bibliography-type="article" text:title="(Brian Moran, 2003)">[ CITATION Bri03 \l 1046 ]</text:bibliography-mark>.</text:p>
        <text:p text:style-name="NormalTCC"><text:span text:style-name="T8">Então, já que os bancos MySQL e PostgreSQL estão entre os cinco mais utilizados no mercado </text:span><text:bibliography-mark text:identifier=" CITATION DBE20 \l 1046 " text:bibliography-type="article" text:title="(DB-Engines, 2020)">[ CITATION DBE20 \l 1046 ]</text:bibliography-mark><text:span text:style-name="T8">, se torna interessante conhecimento mais específico quanto à performance dos mesmos no que diz respeito ao tempo gasto nas operações de inserção, busca, alteração e exclusão de dados, uso de CPU e utilização de memória RAM ao aplicar uma carga de dados no sistema. </text:span></text:p>
        <text:p text:style-name="P17"><text:bookmark-start text:name="_Toc45006125"/>1.1 OBJETIVOS<text:bookmark-end text:name="_Toc45006125"/></text:p>
        <text:list xml:id="list101101962268817" text:continue-numbering="true" text:style-name="WWNum3">
          <text:list-item>
            <text:list>
              <text:list-item>
                <text:list>
                  <text:list-item>
                    <text:p text:style-name="P35"><text:bookmark-start text:name="_Toc45006126"/>OBJETIVO GERAL<text:bookmark-end text:name="_Toc45006126"/></text:p>
                  </text:list-item>
                </text:list>
              </text:list-item>
            </text:list>
          </text:list-item>
        </text:list>
        <text:p text:style-name="P14"><text:span text:style-name="NormalTCC_20_Char">Analisar a performance de bancos de dados relacionais através de testes de carga utilizando o benchmark padrão TPC-H. </text:span></text:p>
        <text:list xml:id="list101100331968315" text:continue-numbering="true" text:style-name="WWNum3">
          <text:list-item>
            <text:list>
              <text:list-item>
                <text:list>
                  <text:list-item>
                    <text:p text:style-name="P35"><text:bookmark-start text:name="_Toc45006127"/>OBJETIVOS ESPECÍFICOS<text:bookmark-end text:name="_Toc45006127"/></text:p>
                  </text:list-item>
                </text:list>
              </text:list-item>
            </text:list>
          </text:list-item>
        </text:list>
        <text:list xml:id="list432071331" text:style-name="WWNum16">
          <text:list-item>
            <text:p text:style-name="P41">Realizar teste de carga nos bancos de dados MySQL e PostgreSQL;</text:p>
          </text:list-item>
          <text:list-item>
            <text:p text:style-name="P41">Desenvolver uma metodologia capaz de realizar um teste de carga de forma crescente de registros determinada pelo método de benchmark;</text:p>
          </text:list-item>
          <text:list-item>
            <text:p text:style-name="P41">Analisar os resultados obtidos. </text:p>
          </text:list-item>
        </text:list>
        <text:list xml:id="list101100849104836" text:continue-list="list101100331968315" text:style-name="WWNum3">
          <text:list-item>
            <text:list>
              <text:list-item>
                <text:p text:style-name="P34"><text:bookmark-start text:name="_Toc45006128"/><text:soft-page-break/>JUSTIFICATIVA<text:bookmark-end text:name="_Toc45006128"/></text:p>
              </text:list-item>
            </text:list>
          </text:list-item>
        </text:list>
        <text:p text:style-name="P14">O aumento crescente da utilização dos bancos de dados é atribuído aos avanços nas tecnologias de sistemas de informação que consideram os dados das empresas como um bem extremamente valioso. Essas ferramentas têm auxiliado as empresas a guiar o seu planejamento estratégico. Assim, com o crescimento exponencial desses dados, a disponibilidade, integridade, confidencialidade e forma de armazenamento são imprescindíveis neste processo de competitividade empresarial. Outra aplicação direta do uso de banco de dados é o conceito de Big Data que vem se consolidando como a base para o desenvolvimento de novas tecnologias capazes de manipular grandes conjuntos de dados visando também promover subsídios para a tomada de decisão. Dito isto, algumas características importantes na implementação desses bancos de dados para o mercado:</text:p>
        <text:list xml:id="list77839160" text:style-name="WWNum19">
          <text:list-item>
            <text:p text:style-name="P26">Performance aceitável na manipulação a grandes volumes de dados;</text:p>
          </text:list-item>
          <text:list-item>
            <text:p text:style-name="P26">Flexibilizar a atual estrutura baseada em modelo de dados e metadados utilizada pelos bancos relacionais;</text:p>
          </text:list-item>
          <text:list-item>
            <text:p text:style-name="P26">Escalabilidade do modelo do banco de dados implementado.</text:p>
          </text:list-item>
        </text:list>
        <text:p text:style-name="P14">O estudo da performance de banco de dados é de relevante importância, uma vez que se lida com um recurso intangível tão valioso.</text:p>
        <text:p text:style-name="P42">Este trabalho terá na seção 2 serão apresentados os conceitos básicos, caraterísticas em comum e aplicação desses bancos de dados, assim como será explanado o ambiente virtualizado aonde foram realizados os testes. Na seção 3 é apresentada a metodologia e preparação do ambiente virtualizado para o teste de carga, apresentando quais os softwares (com suas respectivas versões) e hardware foram utilizados, além de tratar de algumas métricas preestabelecidas juntamente com as configurações especificas dos bancos de dados estudados. Já na seção 4 serão mostrados os resultados obtidos no teste de carga, para que se possa concluir qual dos dois qual deles é o mais eficiente.</text:p>
        <text:list xml:id="list101100405420370" text:continue-list="list101100849104836" text:style-name="WWNum3">
          <text:list-item>
            <text:p text:style-name="P31"><text:bookmark-start text:name="_Toc45006129"/>FUNDAMENTAÇÃO TEÓRICA<text:bookmark-end text:name="_Toc45006129"/></text:p>
          </text:list-item>
        </text:list>
        <text:p text:style-name="P14"><text:span text:style-name="T9">Nesta seção são abordados conceitos básicos necessários para a compreensão dos principais temas abordados nesta pesquisa. De uma forma geral serão explanados os conceitos fundamentais em torno de Sistemas de Gerenciamento de Banco de Dados, os comandos SQL </text:span><text:soft-page-break/><text:span text:style-name="T9">e suas particularidades. Os conceitos em torno dos testes necessários para avaliação de desempenho dos dois Banco de Dados em estudo e testes estatísticos utilizados na análise dos resultados.</text:span></text:p>
        <text:list xml:id="list101100179161247" text:continue-numbering="true" text:style-name="WWNum3">
          <text:list-item>
            <text:list>
              <text:list-item>
                <text:p text:style-name="P33"><text:bookmark-start text:name="_Toc45006130"/>dados</text:p>
              </text:list-item>
              <text:list-item>
                <text:p text:style-name="P33">informação </text:p>
              </text:list-item>
              <text:list-item>
                <text:p text:style-name="P34">SISTEMA DE GERENCIAMENTO DE BANCO DE DADOS<text:bookmark-end text:name="_Toc45006130"/></text:p>
              </text:list-item>
            </text:list>
          </text:list-item>
        </text:list>
        <text:p text:style-name="P14"><text:span text:style-name="T9">Originalmente da sigla em inglês DBMS (Data Base Management System), </text:span>um Sistemas de Gerenciamento de banco de dados (SGBD), ou é um pacote de software projetado <text:span text:style-name="T9">cuja função é gerenciar uma base dados. </text:span>As vantagens do seu uso são:</text:p>
        <text:list xml:id="list3831595987" text:style-name="WWNum18">
          <text:list-item>
            <text:p text:style-name="P27">Independência de Dados: Os programas aplicativos não devem, idealmente, ser expostos aos detalhes de representação e armazenamento de dados. </text:p>
          </text:list-item>
          <text:list-item>
            <text:p text:style-name="P27">Acesso Eficiente aos Dados: Um SGBD utiliza uma variedade de técnicas sofisticadas para armazenar e recuperar dados eficientemente.</text:p>
          </text:list-item>
          <text:list-item>
            <text:p text:style-name="P27">Integridade e Segurança dos Dados: Se os dados são sempre acessados através do SGBD, ele pode forçar restrições de integridade.</text:p>
          </text:list-item>
          <text:list-item>
            <text:p text:style-name="P27">Administração de Dados: Quando diversos usuários compartilham dados, centralizar a administração dos dados pode oferecer melhorias significativas. </text:p>
          </text:list-item>
          <text:list-item>
            <text:p text:style-name="P27">Acesso Concorrente e Recuperação de Falha: Um SGBD planeja o acesso concorrente aos dados de maneira tal que os usuários podem achar que os dados estão sendo acessados por apenas um único usuário de cada vez. Além disso, o SGBD protege os usuários dos efeitos de falhas de sistema.</text:p>
          </text:list-item>
          <text:list-item>
            <text:p text:style-name="P27">Tempo Reduzido de Desenvolvimento de Softwares: O SGBD suporta funções importantes que são comuns a várias linguagens de programação que acessam os dados no SGBD. </text:p>
          </text:list-item>
        </text:list>
        <text:p text:style-name="P15">É importante ressaltar <text:bibliography-mark text:identifier=" CITATION Rov09 \l 1046 " text:bibliography-type="article" text:title="(Ramakrishnan, et al., 2009)">[ CITATION Rov09 \l 1046 ]</text:bibliography-mark><text:s/>que algumas vezes, não se torna viável o uso de um SGBD é um software complexo, otimizado para alguns tipos de processamento (por exemplo, responder a consultas complexas ou tratar várias requisições <text:soft-page-break/>concorrentes), e seu desempenho pode não ser adequado para determinados aplicações especificas. Entretanto, na maioria das situações em que é necessário gerenciamento de dados em grande escala, os SGBDs têm se tornado uma ferramenta indispensável.</text:p>
        <text:list xml:id="list101101277050817" text:continue-list="list101100179161247" text:style-name="WWNum3">
          <text:list-item>
            <text:list>
              <text:list-item>
                <text:list>
                  <text:list-item>
                    <text:p text:style-name="P36"><text:bookmark-start text:name="_Toc45006131"/>BANCO DE DADOS MYSQL<text:bookmark-end text:name="_Toc45006131"/></text:p>
                  </text:list-item>
                </text:list>
              </text:list-item>
            </text:list>
          </text:list-item>
        </text:list>
        <text:p text:style-name="NormalTCC">O MySQL é um sistema de gerenciamento de banco de dados (SGBD), que utiliza a linguagem SQL (Linguagem de Consulta Estruturada, do inglês Structured Query Language) como interface. É atualmente um dos sistemas de gerenciamento de bancos de dados mais populares da Oracle Corporation, com mais de 10 milhões de instalações pelo mundo. </text:p>
        <text:p text:style-name="NormalTCC">Possui as seguintes características:</text:p>
        <text:list xml:id="list3269606343" text:style-name="WWNum30">
          <text:list-item>
            <text:p text:style-name="P43">É um Software Livre com base na GPL;</text:p>
          </text:list-item>
          <text:list-item>
            <text:p text:style-name="P43">Alta portabilidade já que suporta praticamente qualquer plataforma atual;</text:p>
          </text:list-item>
          <text:list-item>
            <text:p text:style-name="P43">Boa Compatibilidade com linguagens de programação pois existe drivers ODBC, JDBC e .NET e módulos de interface para diversas linguagens de programação, como Delphi, Java, C/C++, C#, Visual Basic, Python, Perl, PHP, ASP e Ruby);</text:p>
          </text:list-item>
          <text:list-item>
            <text:p text:style-name="P43">Excelente desempenho e estabilidade;</text:p>
          </text:list-item>
          <text:list-item>
            <text:p text:style-name="P43">Pouco exigente quanto a recursos de novos hardwares;</text:p>
          </text:list-item>
          <text:list-item>
            <text:p text:style-name="P43">Facilidade no manuseio;</text:p>
          </text:list-item>
          <text:list-item>
            <text:p text:style-name="P43">Contempla a utilização de vários Storage Engines como MyISAM, InnoDB, Falcon, BDB, Archive, Federated, CSV, Solid;</text:p>
          </text:list-item>
          <text:list-item>
            <text:p text:style-name="P43">Suporta controle transacional;</text:p>
          </text:list-item>
          <text:list-item>
            <text:p text:style-name="P43">Suporta<text:span text:style-name="T4"> Triggers;</text:span></text:p>
          </text:list-item>
          <text:list-item>
            <text:p text:style-name="P40">Suporta Cursors (Non-Scrollable e Non-Updatable);</text:p>
          </text:list-item>
          <text:list-item>
            <text:p text:style-name="P40">Suporta Stored Procedures e Functions;</text:p>
          </text:list-item>
          <text:list-item>
            <text:p text:style-name="P43">Replicação facilmente configurável;</text:p>
          </text:list-item>
        </text:list>
        <text:list xml:id="list101101235775365" text:continue-list="list101101277050817" text:style-name="WWNum3">
          <text:list-item>
            <text:list>
              <text:list-item>
                <text:p text:style-name="P34"><text:bookmark-start text:name="_Toc45006133"/><text:soft-page-break/>COMANDOS SQL<text:bookmark-end text:name="_Toc45006133"/></text:p>
              </text:list-item>
            </text:list>
          </text:list-item>
        </text:list>
        <text:p text:style-name="P14"><text:span text:style-name="T9">Structured Query Language, ou em tradução livre, Linguagem Estruturada de Consulta é a linguagem usada nos SGBDs por padrão, no entanto, cada um tem suas particularidades dentro da própria linguagem, tendo implementações diferentes</text:span><text:bibliography-mark text:identifier="CITATION Jul19 \l 1046 " text:bibliography-type="article" text:title=" (Atanazio, 2019)">[CITATION Jul19 \l 1046 ]</text:bibliography-mark><text:span text:style-name="T9">. A linguagem SQL tem algumas divisões, que facilitam o entendimento da mesma, categorizando seus comandos. Sendo que as mais conhecidas, que serão explicadas a seguir, são: DDL, DML e DCL.</text:span></text:p>
        <text:list xml:id="list101100760596077" text:continue-numbering="true" text:style-name="WWNum3">
          <text:list-item>
            <text:list>
              <text:list-item>
                <text:list>
                  <text:list-item>
                    <text:p text:style-name="P36"><text:bookmark-start text:name="_Toc45006134"/>DDL DATA DEFINITION LANGUAGE<text:bookmark-end text:name="_Toc45006134"/></text:p>
                  </text:list-item>
                </text:list>
              </text:list-item>
            </text:list>
          </text:list-item>
        </text:list>
        <text:p text:style-name="P25">Linguagem de Definição de Dados, é a parte da Linguagem SQL que trata, como o próprio nome diz, da definição da estrutura dos dados, cujos efeitos se dão sobre objetos. Esses comandos são utilizados para a criação de bancos de dados, tabelas, views, triggers. Exemplos de comandos: CREATE (criação), ALTER (alteração), DROP (remoção), etc.</text:p>
        <text:list xml:id="list101101282653299" text:continue-numbering="true" text:style-name="WWNum3">
          <text:list-item>
            <text:list>
              <text:list-item>
                <text:list>
                  <text:list-item>
                    <text:p text:style-name="P36"><text:bookmark-start text:name="_Toc45006135"/>DML DATA MANIPULATION LANGUAGE<text:bookmark-end text:name="_Toc45006135"/></text:p>
                  </text:list-item>
                </text:list>
              </text:list-item>
            </text:list>
          </text:list-item>
        </text:list>
        <text:p text:style-name="P14"><text:span text:style-name="T9">Linguagem de Manipulação de Dados, é a parte da Linguagem SQL que não altera a estrutura e sim os registros de uma base de dados, cujos efeitos se dão sobre registros </text:span><text:bibliography-mark text:identifier=" CITATION Jul19 \l 1046 " text:bibliography-type="article" text:title="(Atanazio, 2019)">[ CITATION Jul19 \l 1046 ]</text:bibliography-mark><text:span text:style-name="T9">. São comandos que fazem consultas, inserem, alteram ou apagam registros. Exemplos de comandos: SELECT (consulta), INSERT (inserção), UPDATE (alteração), DELETE (remoção), etc.</text:span></text:p>
        <text:list xml:id="list101100677673449" text:continue-numbering="true" text:style-name="WWNum3">
          <text:list-item>
            <text:list>
              <text:list-item>
                <text:list>
                  <text:list-item>
                    <text:p text:style-name="P36"><text:bookmark-start text:name="_Toc45006136"/>DCL DATA CONTROL LANGUAGE<text:bookmark-end text:name="_Toc45006136"/></text:p>
                  </text:list-item>
                </text:list>
              </text:list-item>
            </text:list>
          </text:list-item>
        </text:list>
        <text:p text:style-name="P25">Linguagem de Controle de Dados, é a parte da linguagem SQL referente ao controle de acesso a objetos por usuários e seus respectivos privilégios. Os principais comandos são: </text:p>
        <text:list xml:id="list1424882324" text:style-name="WWNum31">
          <text:list-item>
            <text:p text:style-name="P28">GRANT: Garante (permite) acesso dado a um usuário;</text:p>
          </text:list-item>
          <text:list-item>
            <text:p text:style-name="P28">REVOKE: Revoga (retira) direitos dados a um usuário. Os direitos dados a um usuário podem ser: ALL, CREATE, EXECUTE, REFERENCES, SELECT, TRIGGER, USAGE, CONNECT, DELETE, INSERT, RULE, TEMPORARY, UPDATE, etc.</text:p>
          </text:list-item>
        </text:list>
        <text:list xml:id="list101101383590010" text:continue-list="list101100677673449" text:style-name="WWNum3">
          <text:list-item>
            <text:list>
              <text:list-item>
                <text:p text:style-name="P34"><text:bookmark-start text:name="_Toc45006138"/><text:soft-page-break/>PERFORMANCE<text:bookmark-end text:name="_Toc45006138"/></text:p>
              </text:list-item>
            </text:list>
          </text:list-item>
        </text:list>
        <text:p text:style-name="NormalTCC">Em tecnologia, refere-se ao desempenho da aplicação, o tempo de resposta para executar uma operação de forma satisfatória, garantindo também que a aplicação seja escalável<text:bibliography-mark text:identifier="CITATION ARI18 \l 1046 " text:bibliography-type="article" text:title=" (IZAC, 2018)">[CITATION ARI18 \l 1046 ]</text:bibliography-mark>.</text:p>
        <text:list xml:id="list101102022317316" text:continue-numbering="true" text:style-name="WWNum3">
          <text:list-item>
            <text:list>
              <text:list-item>
                <text:list>
                  <text:list-item>
                    <text:p text:style-name="P36"><text:bookmark-start text:name="_Toc45006139"/>TESTE DE CARGA OU VOLUME<text:bookmark-end text:name="_Toc45006139"/></text:p>
                  </text:list-item>
                </text:list>
              </text:list-item>
            </text:list>
          </text:list-item>
        </text:list>
        <text:p text:style-name="NormalTCC">É utilizado para identificar o limite da aplicação, qual o máximo de processamento que pode suportar trabalhando com cargas acima do normal, seja para quantidade de acessos simultâneos ou quantidade de operações\transações processadas com grande volume.</text:p>
        <text:p text:style-name="NormalTCC">Para isso, antes dos testes começarem, define-se quais métricas serão coletadas e analisadas. A mais comum é o throughput, que é a taxa de transferência do processamento. Por exemplo, quantos registros foram processados por segundo, conceito usado bastante para redes, mas existe também o tempo de resposta, consumo de CPU e memória. É preciso conhecer essas métricas em condições normais para efeitos de comparação e análise das métricas quando o processamento validado for acima do normal.</text:p>
        <text:list xml:id="list101101209693370" text:continue-numbering="true" text:style-name="WWNum3">
          <text:list-item>
            <text:list>
              <text:list-item>
                <text:list>
                  <text:list-item>
                    <text:p text:style-name="P36"><text:bookmark-start text:name="_Toc45006140"/>TESTE DE CAPACIDADE<text:bookmark-end text:name="_Toc45006140"/></text:p>
                  </text:list-item>
                </text:list>
              </text:list-item>
            </text:list>
          </text:list-item>
        </text:list>
        <text:p text:style-name="NormalTCC">O teste de capacidade medirá as questões listadas nos testes de carga citado acima, porém considera um intervalo de tempo pré-determinado para essas medições.</text:p>
        <text:list xml:id="list101100485600504" text:continue-numbering="true" text:style-name="WWNum3">
          <text:list-item>
            <text:p text:style-name="P31"><text:bookmark-start text:name="_Toc45006141"/>PROCEDIMENTOS METODOLÓGICOS<text:bookmark-end text:name="_Toc45006141"/></text:p>
            <text:list>
              <text:list-item>
                <text:p text:style-name="P34"><text:bookmark-start text:name="_Toc45006142"/>METODOLOGIA<text:bookmark-end text:name="_Toc45006142"/></text:p>
              </text:list-item>
            </text:list>
          </text:list-item>
        </text:list>
        <text:p text:style-name="NormalTCC">A metodologia de elaboração deste trabalho está dividida nas seguintes etapas:</text:p>
        <text:list xml:id="list2454149329" text:style-name="WWNum17">
          <text:list-item>
            <text:p text:style-name="P44">Etapa 1: Elaboração do Modelo Entidade Relacionamento (MER)</text:p>
          </text:list-item>
          <text:list-item>
            <text:p text:style-name="P44">Etapa 2: Instalação e configuração dos bancos de dados </text:p>
          </text:list-item>
          <text:list-item>
            <text:p text:style-name="P44">Etapa 3: Criação e população das tabelas;</text:p>
          </text:list-item>
          <text:list-item>
            <text:p text:style-name="P44">Etapa 4: Pesquisa de metodologias utilizadas em de trabalhos científicos relacionados ao estudo de performance de banco de dados.</text:p>
          </text:list-item>
          <text:list-item>
            <text:p text:style-name="P44"><text:soft-page-break/>Etapa 5: Aplicados os testes.</text:p>
          </text:list-item>
          <text:list-item>
            <text:p text:style-name="P44">Etapa 6: Coleta e análise de resultados.</text:p>
          </text:list-item>
        </text:list>
        <text:p text:style-name="NormalTCC">Para que seja viabilizado o estudo, deve-se tomar como início pelos seguintes parâmetros:</text:p>
        <text:list xml:id="list4094336703" text:style-name="WWNum15">
          <text:list-item>
            <text:p text:style-name="P45">Sistema operacional utilizado;</text:p>
          </text:list-item>
          <text:list-item>
            <text:p text:style-name="P45">Qual o banco de dados utilizado;</text:p>
          </text:list-item>
          <text:list-item>
            <text:p text:style-name="P45">Versão do banco utilizado</text:p>
          </text:list-item>
          <text:list-item>
            <text:p text:style-name="P45">Presença e ausência de índices;</text:p>
          </text:list-item>
          <text:list-item>
            <text:p text:style-name="P45">Qual mecanismo de criação de tabelas (engine) utilizado;</text:p>
          </text:list-item>
        </text:list>
        <text:p text:style-name="NormalTCC"><text:s text:c="4"/>Números de registros variando em três possibilidades: 1.000, 10.000 e 50.000 registros.</text:p>
        <text:list xml:id="list101101213106714" text:continue-list="list101100485600504" text:style-name="WWNum3">
          <text:list-item>
            <text:list>
              <text:list-item>
                <text:p text:style-name="P33"><text:bookmark-start text:name="_Toc45006143"/>TIPO DE PESQUISA<text:bookmark-end text:name="_Toc45006143"/></text:p>
              </text:list-item>
              <text:list-item>
                <text:p text:style-name="P33"><text:bookmark-start text:name="_Toc45006144"/>AMOSTRA E UNIVERSO<text:bookmark-end text:name="_Toc45006144"/></text:p>
              </text:list-item>
              <text:list-item>
                <text:p text:style-name="P33"><text:bookmark-start text:name="_Toc45006145"/>COLETA DOS DADOS<text:bookmark-end text:name="_Toc45006145"/></text:p>
              </text:list-item>
              <text:list-item>
                <text:p text:style-name="P34"><text:bookmark-start text:name="_Toc45006146"/>HARDWARE UTILIZADO<text:bookmark-end text:name="_Toc45006146"/></text:p>
              </text:list-item>
            </text:list>
          </text:list-item>
          <text:list-item>
            <text:p text:style-name="P32"><text:bookmark-start text:name="_Toc45006147"/>ANÁLISE DOS DADOS DA PESQUISA<text:bookmark-end text:name="_Toc45006147"/></text:p>
          </text:list-item>
          <text:list-item>
            <text:p text:style-name="P30"><text:bookmark-start text:name="_Toc45006148"/>CONSIDERAÇÕES FINAIS<text:bookmark-end text:name="_Toc45006148"/></text:p>
          </text:list-item>
        </text:list>
        <text:p text:style-name="NormalTCC"/>
        <text:p text:style-name="NormalTCC"/>
        <text:p text:style-name="NormalTCC"/>
        <text:p text:style-name="P12"/>
        <text:list xml:id="list101102162920433" text:continue-numbering="true" text:style-name="WWNum3">
          <text:list-item>
            <text:p text:style-name="P32"><text:bookmark-start text:name="_Toc45006149"/>REFERÊNCIAS<text:bookmark-end text:name="_Toc45006149"/></text:p>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
          </text:index-body>
        </text:bibliography>
        <text:bibliography text:style-name="Sect1" text:protected="true" text:name="Bibliography2">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6">Patibandla<text:span text:style-name="T9">. </text:span>Pavan<text:span text:style-name="T9">. </text:span><text:span text:style-name="T2">How a single PostgreSQL config change improved slow query performance by 50x</text:span><text:span text:style-name="T9">. 2017. Disponível em: &lt;https://amplitude.engineering/how-a-single-postgresql-config-change-improved-slow-query-performance-by-50x-85593b8991b0&gt;. Acesso em: 15 de Junho 2020.</text:span></text:p>
            <text:p text:style-name="P16">leopard blog. PostgreSQL Indexes. <text:span text:style-name="T10">2015. </text:span><text:span text:style-name="T9">Disponível em: &lt;https://leopard.in.ua/2015/04/13/postgresql-indexes#.Xt7c2NrPyUl&gt;. Acesso em: 15 de Junho 2020</text:span></text:p>
            <text:p text:style-name="P16">Ramakrishnan Raghu e Gehrke Johannes. Sistemas de Gerenciamento Sistemas de Gerenciamento de Banco de Dados [Livro]. - São Paulo : McGraw-Hill, 2009.</text:p>
            <text:p text:style-name="P16">Schwartz Baron, Zaitsev Peter e Tkachenko Vadim. High Performance MySQL: Optimization, Backups, and Replication. 2ª. ed. Massachusetts : O’Reilly, 2012.</text:p>
            <text:p text:style-name="P16">Vincent Arel-Bundock. List of Datasets. 2020. Disponível em: &lt;https://vincentarelbundock.github.io/rdatasets/articles/data.html&gt;. Acesso em: 01 de Junho 2020.</text:p>
            <text:p text:style-name="NormalTCC">Micro Focus. Teste de carga: A chave para manter os aplicativos de negócios em execução. 2017. Disponível em: </text:p>
            <text:p text:style-name="P16">DB-Engines. DB-Engines Ranking. 2020. Disponível em: &lt;https://db-engines.com/en/ranking&gt;. Acesso em: 14 de Junho 2020.</text:p>
            <text:p text:style-name="Standard"/>
            <text:p text:style-name="P16">JIN, Xiaolong; WAH, Benjamin W.; CHENG, Xueqi; WANG, Yuanzhuo. Significance and Challenges of Big Data Research. Big Data Research, n.2, p. 59-64. 2015.</text:p>
            <text:p text:style-name="P16">Izac, Ariane. <text:s/>Introdução a Testes de Performance. 2018. Disponível em: &lt; http://www.matera.com/blog/post/introducao-a-testes-de-performance&gt;. Acessado em: 15 de Junho 2020.</text:p>
            <text:p text:style-name="P16">wikipedia. David DeWitt. 2020. Disponível em: &lt;https://en.wikipedia.org/wiki/David_DeWitt&gt;. Acessado em: 15 de Junho de 2020.</text:p>
            <text:p text:style-name="P16"><text:soft-page-break/>Moran, Brian. The Devil's in the DeWitt Clause<text:span text:style-name="T3">. </text:span>2003. Disponível em: https://www.itprotoday.com/sql-server/devils-dewitt-clause. Acessado em: 16 de Junho de 2020</text:p>
            <text:p text:style-name="Standard"/>
            <text:p text:style-name="Standard"/>
            <text:p text:style-name="Standard"/>
          </text:index-body>
        </text:bibliography>
        <text:p text:style-name="Standard"/>
        <text:p text:style-name="P29"><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Título_20_1TCC" style:display-name="Título 1TCC" style:family="paragraph" style:parent-style-name="Heading_20_1" style:next-style-name="Standard" style:default-outline-level="">
      <style:paragraph-properties fo:margin-top="0.423cm" fo:margin-bottom="0.423cm" loext:contextual-spacing="false" fo:line-height="150%" fo:text-align="justify" style:justify-single-word="false"/>
      <style:text-properties style:use-window-font-color="true"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Título_20_2TCC" style:display-name="Título 2TCC" style:family="paragraph" style:parent-style-name="Heading_20_2" style:next-style-name="Standard" style:auto-update="true" style:default-outline-level="">
      <style:paragraph-properties fo:margin-left="0.75cm" fo:margin-right="0cm" fo:margin-top="0.423cm" fo:margin-bottom="0.423cm" loext:contextual-spacing="false" fo:line-height="150%" fo:text-align="justify" style:justify-single-word="false" fo:text-indent="-0.75cm" style:auto-text-indent="false"/>
      <style:text-properties fo:text-transform="uppercase" style:use-window-font-color="true"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2pt"/>
    </style:style>
    <style:style style:name="Título_20_3TCC" style:display-name="Título 3TCC" style:family="paragraph" style:parent-style-name="Título_20_2TCC" style:next-style-name="Standard" style:auto-update="true" style:default-outline-level="">
      <style:paragraph-properties fo:margin-left="0.75cm" fo:margin-right="0cm" fo:text-indent="-0.75cm" style:auto-text-indent="false"/>
      <style:text-properties fo:font-size="12pt" style:font-size-asian="12pt"/>
    </style:style>
    <style:style style:name="TOC_20_Heading" style:display-name="TOC Heading" style:family="paragraph" style:parent-style-name="Heading_20_1" style:next-style-name="Standard" style:default-outline-level=""/>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ab-stops>
          <style:tab-stop style:position="2cm"/>
          <style:tab-stop style:position="15.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25cm" fo:margin-right="0cm" fo:margin-top="0cm" fo:margin-bottom="0.176cm" loext:contextual-spacing="false" fo:line-height="150%" fo:text-align="justify" style:justify-single-word="false" fo:text-indent="0cm" style:auto-text-indent="false">
        <style:tab-stops>
          <style:tab-stop style:position="1.2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ab-stops>
          <style:tab-stop style:position="0.7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rmalTCC" style:family="paragraph" style:parent-style-name="Standard" style:default-outline-level="">
      <style:paragraph-properties fo:margin-top="0.423cm" fo:margin-bottom="0.423cm" loext:contextual-spacing="false" fo:line-height="150%" fo:text-align="justify" style:justify-single-word="false"/>
    </style:style>
    <style:style style:name="Citação_20_Longa" style:display-name="Citação Longa" style:family="paragraph" style:parent-style-name="Standard" style:default-outline-level="">
      <style:paragraph-properties fo:margin-left="4.001cm" fo:margin-right="0cm" fo:margin-top="0.423cm" fo:margin-bottom="0.635cm" loext:contextual-spacing="false" fo:line-height="100%" fo:text-align="justify" style:justify-single-word="false" fo:text-indent="0cm" style:auto-text-indent="false"/>
      <style:text-properties fo:font-size="10pt" style:font-size-asian="10pt" style:font-size-complex="12pt"/>
    </style:style>
    <style:style style:name="LegendaTCC" style:family="paragraph" style:parent-style-name="caption" style:default-outline-level="">
      <style:paragraph-properties fo:margin-top="0cm" fo:margin-bottom="0cm" loext:contextual-spacing="false" fo:line-height="150%" fo:text-align="justify" style:justify-single-word="false"/>
      <style:text-properties style:use-window-font-color="true" fo:font-size="12pt" fo:font-style="normal" style:font-size-asian="12pt" style:font-style-asian="normal"/>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Livros" style:family="paragraph" style:parent-style-name="Bibliography" style:default-outline-level="">
      <style:paragraph-properties fo:line-height="150%" fo:text-align="justify" style:justify-single-word="false"/>
      <style:text-properties fo:font-weight="bold" style:font-weight-asian="bold" style:font-size-complex="12pt" style:font-weight-complex="bold"/>
    </style:style>
    <style:style style:name="Autores" style:family="paragraph" style:parent-style-name="Bibliography" style:default-outline-level="">
      <style:paragraph-properties fo:line-height="150%" fo:text-align="justify" style:justify-single-word="false"/>
      <style:text-properties fo:text-transform="uppercase" style:font-size-complex="12pt"/>
    </style:style>
    <style:style style:name="sumarioTCC" style:family="paragraph" style:parent-style-name="NormalTCC" style:default-outline-level="">
      <style:text-properties fo:text-transform="uppercase"/>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List_20_Paragraph_20_Char" style:display-name="List Paragraph Char" style:family="text" style:parent-style-name="Default_20_Paragraph_20_Font"/>
    <style:style style:name="Título_20_1TCC_20_Char" style:display-name="Título 1TCC Char" style:family="text" style:parent-style-name="List_20_Paragraph_20_Char">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ítulo_20_2TCC_20_Char" style:display-name="Título 2TCC Char" style:family="text" style:parent-style-name="List_20_Paragraph_20_Char">
      <style:text-properties fo:text-transform="uppercase" fo:font-size="14pt" fo:font-weight="bold" style:font-name-asian="Calibri1" style:font-family-asian="Calibri" style:font-family-generic-asian="system" style:font-pitch-asian="variable" style:font-size-asian="14pt" style:font-weight-asian="bold" style:font-size-complex="12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3TCC_20_Char" style:display-name="Título 3TCC Char" style:family="text" style:parent-style-name="Heading_20_3_20_Char">
      <style:text-properties fo:text-transform="uppercase" fo:color="#1f4d78"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NormalTCC_20_Char" style:display-name="NormalTCC Char" style:family="text" style:parent-style-name="Default_20_Paragraph_20_Font">
      <style:text-properties style:font-name="Times New Roman" fo:font-family="'Times New Roman'" style:font-family-generic="roman" style:font-pitch="variable" fo:font-size="12pt" style:font-size-asian="12pt"/>
    </style:style>
    <style:style style:name="Citação_20_Longa_20_Char" style:display-name="Citação Longa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color="#44546a" fo:font-size="9pt" fo:font-style="italic" style:font-size-asian="9pt" style:font-style-asian="italic" style:font-size-complex="9pt" style:font-style-complex="italic"/>
    </style:style>
    <style:style style:name="LegendaTCC_20_Char" style:display-name="LegendaTCC Char" style:family="text" style:parent-style-name="Caption_20_Char">
      <style:text-properties fo:color="#44546a" style:font-name="Times New Roman" fo:font-family="'Times New Roman'" style:font-family-generic="roman" style:font-pitch="variable" fo:font-size="12pt" fo:font-style="normal" style:font-size-asian="12pt" style:font-style-asian="normal" style:font-size-complex="9pt" style:font-style-complex="italic"/>
    </style:style>
    <style:style style:name="Bibliography_20_Char" style:display-name="Bibliography Char" style:family="text" style:parent-style-name="Default_20_Paragraph_20_Font"/>
    <style:style style:name="Livros_20_Char" style:display-name="Livros Char" style:family="text" style:parent-style-name="Bibliography_20_Char">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Autores_20_Char" style:display-name="Autores Char" style:family="text" style:parent-style-name="Bibliography_20_Char">
      <style:text-properties fo:text-transform="uppercase"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sumarioTCC_20_Char" style:display-name="sumarioTCC Char" style:family="text" style:parent-style-name="NormalTCC_20_Char">
      <style:text-properties fo:text-transform="uppercase" style:font-name="Times New Roman" fo:font-family="'Times New Roman'" style:font-family-generic="roman" style:font-pitch="variable" fo:font-size="12pt" style:font-size-asian="12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size-complex="10pt"/>
    </style:style>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weight="normal" style:font-weight-asian="normal"/>
    </style:style>
    <style:style style:name="ListLabel_20_25" style:display-name="ListLabel 25" style:family="text">
      <style:text-properties fo:font-size="12pt" style:font-size-asian="12pt"/>
    </style:style>
    <style:style style:name="ListLabel_20_26" style:display-name="ListLabel 26" style:family="text">
      <style:text-properties fo:font-size="12pt" style:font-size-asian="12pt"/>
    </style:style>
    <style:style style:name="ListLabel_20_27" style:display-name="ListLabel 27" style:family="text">
      <style:text-properties fo:font-size="12pt" style:font-size-asian="12pt"/>
    </style:style>
    <style:style style:name="ListLabel_20_28" style:display-name="ListLabel 28" style:family="text">
      <style:text-properties fo:font-size="12pt" style:font-size-asian="12pt"/>
    </style:style>
    <style:style style:name="ListLabel_20_29" style:display-name="ListLabel 29" style:family="text">
      <style:text-properties fo:font-size="12pt" style:font-size-asian="12pt"/>
    </style:style>
    <style:style style:name="ListLabel_20_30" style:display-name="ListLabel 30" style:family="text">
      <style:text-properties fo:font-size="12pt" style:font-size-asian="12pt"/>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8"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Converted1" style:page-layout-name="Mpm2">
      <style:header>
        <text:p text:style-name="MP1"><text:page-number text:select-page="current">0</text:page-number></text:p>
        <text:p text:style-name="MP3"/>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o</meta:initial-creator>
    <meta:editing-cycles>19</meta:editing-cycles>
    <meta:print-date>2017-07-13T19:47:00</meta:print-date>
    <meta:creation-date>2020-06-17T21:52:00</meta:creation-date>
    <dc:date>2020-09-17T10:10:59.947295590</dc:date>
    <meta:editing-duration>PT1H32M14S</meta:editing-duration>
    <meta:generator>LibreOffice/6.1.5.2$Linux_X86_64 LibreOffice_project/10$Build-2</meta:generator>
    <meta:document-statistic meta:table-count="0" meta:image-count="0" meta:object-count="0" meta:page-count="17" meta:paragraph-count="153" meta:word-count="2420" meta:character-count="15949" meta:non-whitespace-character-count="137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